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251.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602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LONG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220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422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16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9400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428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0)" table:style-name="transparent_fiat"/>
          <table:table-cell table:formula="=HYPERLINK(&quot;#BTC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 on the fee. 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1)" table:style-name="taxable_event_alt_percent"/>
          <table:table-cell table:formula="=HYPERLINK(&quot;#BTC In-Out.a15:z15&quot;; 12200.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1/1: 1.00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5)" table:style-name="acquired_lot_alt_percent"/>
          <table:table-cell table:formula="=HYPERLINK(&quot;#BTC In-Out.a5:z5&quot;; 12000.000000000000000)" table:style-name="acquired_lot_alt_fiat"/>
          <table:table-cell table:formula="=HYPERLINK(&quot;#BTC In-Out.a5:z5&quot;; 0E-12)" table:style-name="acquired_lot_al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1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TC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8)" table:style-name="taxable_event_alt_percent"/>
          <table:table-cell table:formula="=HYPERLINK(&quot;#BTC In-Out.a16:z16&quot;; 568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1/2: 4.00000000 of 5.00000000 BTC&quot;)" table:style-name="taxable_event_note_default"/>
          <table:table-cell table:formula="=HYPERLINK(&quot;#BTC In-Out.a7:z7&quot;; &quot;2020-04-01 09:45:00+00:00&quot;)" table:style-name="acquired_lot_default"/>
          <table:table-cell table:formula="=HYPERLINK(&quot;#BTC In-Out.a7:z7&quot;; 1)" table:style-name="acquired_lot_percent"/>
          <table:table-cell table:formula="=HYPERLINK(&quot;#BTC In-Out.a7:z7&quot;; 56400.00000000000000)" table:style-name="acquired_lot_fiat"/>
          <table:table-cell table:formula="=HYPERLINK(&quot;#BTC In-Out.a7:z7&quot;; 400.00000000000)" table:style-name="acquired_lot_fiat"/>
          <table:table-cell table:formula="=HYPERLINK(&quot;#BTC In-Out.a7:z7&quot;; 56400.00000000000000)" table:style-name="highlighted_fiat"/>
          <table:table-cell table:formula="=HYPERLINK(&quot;#BTC In-Out.a7:z7&quot;; 14000.00000000000)" table:style-name="acquired_lot_fiat"/>
          <table:table-cell table:formula="=HYPERLINK(&quot;#BTC In-Out.a7:z7&quot;; &quot;1/1: 4.00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2)" table:style-name="taxable_event_alt_percent"/>
          <table:table-cell table:formula="=HYPERLINK(&quot;#BTC In-Out.a16:z16&quot;; 14200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2/2: 1.00000000 of 5.00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3333333333333333333333333333333)" table:style-name="acquired_lot_alt_percent"/>
          <table:table-cell table:formula="=HYPERLINK(&quot;#BTC In-Out.a6:z6&quot;; 13000.000000000000000)" table:style-name="acquired_lot_alt_fiat"/>
          <table:table-cell table:formula="=HYPERLINK(&quot;#BTC In-Out.a6:z6&quot;; 0E-42)" table:style-name="acquired_lot_alt_fiat"/>
          <table:table-cell table:formula="=HYPERLINK(&quot;#BTC In-Out.a6:z6&quot;; 13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1/2: 1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5277044854881266490765171503958)" table:style-name="taxable_event_percent"/>
          <table:table-cell table:formula="=HYPERLINK(&quot;#BTC In-Out.a17:z17&quot;; 28600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1/3: 2.00000000 of 3.79000000 BTC&quot;)" table:style-name="taxable_event_note_default"/>
          <table:table-cell table:formula="=HYPERLINK(&quot;#BTC In-Out.a6:z6&quot;; &quot;2020-03-01 09:45:00+00:00&quot;)" table:style-name="acquired_lot_alt_default"/>
          <table:table-cell table:formula="=HYPERLINK(&quot;#BTC In-Out.a6:z6&quot;; 0.6666666666666666666666666666667)" table:style-name="acquired_lot_alt_percent"/>
          <table:table-cell table:formula="=HYPERLINK(&quot;#BTC In-Out.a6:z6&quot;; 26000.000000000000000)" table:style-name="acquired_lot_alt_fiat"/>
          <table:table-cell table:formula="=HYPERLINK(&quot;#BTC In-Out.a6:z6&quot;; 0E-42)" table:style-name="acquired_lot_alt_fiat"/>
          <table:table-cell table:formula="=HYPERLINK(&quot;#BTC In-Out.a6:z6&quot;; 26000.000000000000000)" table:style-name="highlighted_fiat"/>
          <table:table-cell table:formula="=HYPERLINK(&quot;#BTC In-Out.a6:z6&quot;; 13000.00000000000)" table:style-name="acquired_lot_alt_fiat"/>
          <table:table-cell table:formula="=HYPERLINK(&quot;#BTC In-Out.a6:z6&quot;; &quot;2/2: 2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TC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638522427440633245382585751979)" table:style-name="taxable_event_percent"/>
          <table:table-cell table:formula="=HYPERLINK(&quot;#BTC In-Out.a17:z17&quot;; 14300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2/3: 1.00000000 of 3.79000000 BTC&quot;)" table:style-name="taxable_event_note_default"/>
          <table:table-cell table:formula="=HYPERLINK(&quot;#BTC In-Out.a5:z5&quot;; &quot;2020-02-01 11:18:00+00:00&quot;)" table:style-name="acquired_lot_default"/>
          <table:table-cell table:formula="=HYPERLINK(&quot;#BTC In-Out.a5:z5&quot;; 0.5)" table:style-name="acquired_lot_percent"/>
          <table:table-cell table:formula="=HYPERLINK(&quot;#BTC In-Out.a5:z5&quot;; 12000.000000000000000)" table:style-name="acquired_lot_fiat"/>
          <table:table-cell table:formula="=HYPERLINK(&quot;#BTC In-Out.a5:z5&quot;; 0E-12)" table:style-name="acquired_lot_fiat"/>
          <table:table-cell table:formula="=HYPERLINK(&quot;#BTC In-Out.a5:z5&quot;; 12000.000000000000000)" table:style-name="highlighted_fiat"/>
          <table:table-cell table:formula="=HYPERLINK(&quot;#BTC In-Out.a5:z5&quot;; 12000.00000000000)" table:style-name="acquired_lot_fiat"/>
          <table:table-cell table:formula="=HYPERLINK(&quot;#BTC In-Out.a5:z5&quot;; &quot;2/2: 1.00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0.2084432717678100263852242744063)" table:style-name="taxable_event_percent"/>
          <table:table-cell table:formula="=HYPERLINK(&quot;#BTC In-Out.a17:z17&quot;; 11297.0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3/3: 0.79000000 of 3.79000000 BTC&quot;)" table:style-name="taxable_event_note_default"/>
          <table:table-cell table:formula="=HYPERLINK(&quot;#BTC In-Out.a4:z4&quot;; &quot;2020-01-01 08:41:00+00:00&quot;)" table:style-name="acquired_lot_alt_default"/>
          <table:table-cell table:formula="=HYPERLINK(&quot;#BTC In-Out.a4:z4&quot;; 0.79)" table:style-name="acquired_lot_alt_percent"/>
          <table:table-cell table:formula="=HYPERLINK(&quot;#BTC In-Out.a4:z4&quot;; 8769.00000000000)" table:style-name="acquired_lot_alt_fiat"/>
          <table:table-cell table:formula="=HYPERLINK(&quot;#BTC In-Out.a4:z4&quot;; 79.0000000000000)" table:style-name="acquired_lot_al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al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602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9.052625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